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reak-before="page"/>
    </style:style>
    <style:style style:name="P6" style:family="paragraph" style:parent-style-name="Heading_20_1">
      <style:text-properties officeooo:rsid="00042187" officeooo:paragraph-rsid="00042187"/>
    </style:style>
    <style:style style:name="P7" style:family="paragraph" style:parent-style-name="Heading_20_1" style:list-style-name="WWNum1" style:master-page-name="First_20_Page">
      <style:paragraph-properties style:page-number="auto"/>
      <style:text-properties officeooo:rsid="0005adff" officeooo:paragraph-rsid="0005adff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42187"/>
    </style:style>
    <style:style style:name="T4" style:family="text">
      <style:text-properties officeooo:rsid="0005ad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54842834" text:style-name="WWNum1">
        <text:list-header>
          <text:h text:style-name="P7" text:outline-level="1">Arreglos Firestore</text:h>
        </text:list-header>
      </text:list>
      <text:list xml:id="list2148678035" text:style-name="Outline">
        <text:list-item>
          <text:h text:style-name="P6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5-11- </text:span>2018</text:p>
      <text:p text:style-name="Standard"/>
      <text:p text:style-name="P1">Link de Inter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/>
      <text:p text:style-name="P1"><text:soft-page-break/></text:p>
      <text:p text:style-name="P1"/>
      <text:p text:style-name="P1">Luis Rodrigues &lt;luis2k6@gmail.com&gt;</text:p>
      <text:p text:style-name="P1">14 nov. 2018 11:29 (Hace 1 día.)</text:p>
      <text:p text:style-name="P1">para Flutter</text:p>
      <text:p text:style-name="P1"/>
      <text:p text:style-name="P1">Hi.</text:p>
      <text:p text:style-name="P1">I would say wether it is an array or string or int it's the retrieving data is the same way for all of them.</text:p>
      <text:p text:style-name="P1">Hope that my example helps:</text:p>
      <text:p text:style-name="P1"/>
      <text:p text:style-name="P4">Future&lt;List&lt;String&gt;&gt; retrieveData() {</text:p>
      <text:p text:style-name="P4"/>
      <text:p text:style-name="P4"><text:s text:c="5"/>Firestore fire;</text:p>
      <text:p text:style-name="P4"><text:s text:c="5"/>CollectionReference myCollection = fire.collection("collection-name");</text:p>
      <text:p text:style-name="P4"/>
      <text:p text:style-name="P4"><text:s text:c="5"/>Query myQuery = buildQuery(</text:p>
      <text:p text:style-name="P4"><text:s text:c="10"/>collection: myCollection,</text:p>
      <text:p text:style-name="P4"><text:s text:c="5"/>);</text:p>
      <text:p text:style-name="P4"/>
      <text:p text:style-name="P4"><text:s text:c="5"/>List&lt;DocumentSnapshot&gt; documents;</text:p>
      <text:p text:style-name="P4"/>
      <text:p text:style-name="P4"><text:s text:c="5"/>await myQuery.getDocuments().then((docs) {</text:p>
      <text:p text:style-name="P4"><text:s text:c="10"/>documents = docs;</text:p>
      <text:p text:style-name="P4"><text:s text:c="5"/>});</text:p>
      <text:p text:style-name="P4"/>
      <text:p text:style-name="P4"><text:s text:c="5"/>List&lt;String&gt; myArray = documents["field-name-of-the-array"];</text:p>
      <text:p text:style-name="P4"/>
      <text:p text:style-name="P4"><text:s text:c="5"/>return myArray;</text:p>
      <text:p text:style-name="P4">}</text:p>
      <text:p text:style-name="P4"/>
      <text:p text:style-name="P4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1-15T15:10:54.590000000</meta:creation-date>
    <meta:editing-duration>PT2M36S</meta:editing-duration>
    <meta:generator>LibreOffice/6.1.0.3$Windows_X86_64 LibreOffice_project/efb621ed25068d70781dc026f7e9c5187a4decd1</meta:generator>
    <dc:date>2018-11-15T15:13:29.129000000</dc:date>
    <meta:document-statistic meta:table-count="0" meta:image-count="0" meta:object-count="0" meta:page-count="3" meta:paragraph-count="27" meta:word-count="94" meta:character-count="776" meta:non-whitespace-character-count="6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